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style:text-position="0% 100%" fo:font-weight="bold" style:font-weight-asian="bold" style:font-weight-complex="bold"/>
    </style:style>
    <style:style style:name="P5" style:family="paragraph" style:parent-style-name="Standard" style:list-style-name="L2">
      <style:text-properties style:text-position="0% 100%" fo:font-weight="normal" style:font-weight-asian="normal" style:font-weight-complex="normal"/>
    </style:style>
    <style:style style:name="P6" style:family="paragraph" style:parent-style-name="Standard" style:list-style-name="L2">
      <style:text-properties style:text-position="0% 100%"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text-position="0% 100%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8" style:family="paragraph" style:parent-style-name="Standard" style:list-style-name="L2">
      <style:text-properties style:text-position="0% 100%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9" style:family="paragraph" style:parent-style-name="Standard" style:list-style-name="L3">
      <style:text-properties style:text-position="0% 100%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0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0% 100%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4" style:family="text">
      <style:text-properties style:text-position="0% 100%" style:font-name="TimesNewRomanPSMT" fo:font-size="12pt" style:font-name-asian="TimesNewRomanPSMT" style:font-size-asian="12pt" style:font-name-complex="TimesNewRomanPSMT" style:font-size-complex="12pt"/>
    </style:style>
    <text:list-style style:name="L1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51372" text:style-name="L1">
        <text:list-item>
          <text:p text:style-name="P2">Wymagania Funkcjonalne</text:p>
          <text:p text:style-name="P2"/>
          <text:p text:style-name="P2">III. 1 Wymagania dla Pracownika</text:p>
        </text:list-item>
      </text:list>
      <text:p text:style-name="Standard"/>
      <text:list xml:id="list38129755" text:style-name="L2">
        <text:list-item>
          <text:p text:style-name="P3"><text:span text:style-name="T1">Logowanie do systemu</text:span> – Za pomocą indywidualnego loginu i hasła pracownik apteki loguje się na swoje konto pracownicze i zostaje przekierowany do miejsca z którego może obsługiwać klientów apteki. </text:p>
          <text:p text:style-name="P3"><text:s/>- Nie przewiduje się żadnych problemów.</text:p>
          <text:p text:style-name="P3"/>
        </text:list-item>
        <text:list-item>
          <text:p text:style-name="P4">Sprawdzenie informacji o leku – <text:span text:style-name="T2">Pracownik skanuje kod z recepty, lub wprowadza nazwę leku ręcznie. Program dostarcza informacje czy lek jest na stanie apteki, ile sztuk danego leku znajduje się w aptece oraz informacje na temat ceny z receptą i bez niej. </text:span></text:p>
          <text:p text:style-name="P5"><text:s/>- Ewentualnymi problemami mogą być brak leku na stanie oraz brak leku w bazie danych apteki</text:p>
          <text:p text:style-name="P5"/>
        </text:list-item>
        <text:list-item text:start-value="1">
          <text:p text:style-name="P4">Sprzedaż leków –<text:span text:style-name="T2"> Pracownik skanuje kody kreskowe z opakowania leku. Program automatycznie dodaje go do listy zakupów klienta i sumuje ich ceny. Ilość leku na stanie apteki zostaje zmniejszona o kupioną ilość. Na koniec program daje możliwość wyboru czy ma zostać wydrukowana faktura czy paragon.</text:span></text:p>
          <text:p text:style-name="P5"><text:s/>- Problemem może być niewyraźnie wydrukowany kod kreskowy na opakowaniu, w takim przypadku pracownik powinien mieć możliwość wprowadzenia go ręcznie. </text:p>
          <text:p text:style-name="P5"/>
        </text:list-item>
        <text:list-item>
          <text:p text:style-name="P4">Dodanie leku do listy zamówień –<text:span text:style-name="T2"> Po dokonaniu sprzedaży pracownik zostaje poinformowany jeżeli zapas leku na stanie apteki się kończy. Program umożliwia pracownikowi dodanie leku do listy zamówień. </text:span></text:p>
          <text:p text:style-name="P5">Nie przewiduje się żadnych problemów.</text:p>
          <text:p text:style-name="P5"/>
        </text:list-item>
        <text:list-item>
          <text:p text:style-name="P4">Stworzenie zamówienia specjalnego –<text:span text:style-name="T2"> Kiedy klient chce zamówić większą ilość jednego leku pracownik może dodać tę ilość do listy zamówień. </text:span></text:p>
          <text:p text:style-name="P5">Nie przewiduje się żadnych problemów.</text:p>
          <text:p text:style-name="P5"/>
        </text:list-item>
        <text:list-item>
          <text:p text:style-name="P4">Sprawdzenie grafiku pracy –<text:span text:style-name="T2"> Pracownik sprawdza kiedy jest jego dyżur.</text:span></text:p>
          <text:p text:style-name="P5">W przypadku kiedy grafik koliduje z innymi zajęciami pracownika może on wystąpić o jego zmianę.</text:p>
          <text:p text:style-name="P5"/>
        </text:list-item>
        <text:list-item>
          <text:p text:style-name="P4">Informacje o planowanych nieobecnościach –<text:span text:style-name="T2"> Kiedy pracownik planuje nieobecność, może przekazać informacje do kierownika przez system z odpowiednim wyprzedzeniem.</text:span></text:p>
          <text:p text:style-name="P5">Nie przewiduje się żadnych problemów.</text:p>
          <text:p text:style-name="P5"/>
          <text:p text:style-name="P5"/>
          <text:p text:style-name="P5">III. 2 Wymagania dla Kierownika</text:p>
          <text:p text:style-name="P5"/>
        </text:list-item>
        <text:list-item>
          <text:p text:style-name="P6">Akceptowanie i edycja listy zamówień –<text:span text:style-name="T2"> Kierownik powinien zaakceptować listę zamówień przed jej wysłaniem. W przypadku zauważenia błędów powinien wprowadzić poprawki.</text:span></text:p>
          <text:p text:style-name="P8">Nie przewiduje się żadnych problemów.</text:p>
          <text:p text:style-name="P8"/>
        </text:list-item>
        <text:list-item>
          <text:p text:style-name="P6">Wysyłanie listy zamówień do producentów –<text:span text:style-name="T2"> Po zaakceptowaniu poprawek do listy zamówień kierownik za pomocą programu wysyła listę zamówień do producentów.</text:span></text:p>
          <text:p text:style-name="P8">Nie przewiduje się żadnych problemów.</text:p>
          <text:p text:style-name="P8"/>
        </text:list-item>
      </text:list>
      <text:p text:style-name="P1"/>
      <text:list xml:id="list38262214" text:continue-numbering="true" text:style-name="L2">
        <text:list-item>
          <text:p text:style-name="P6"><text:soft-page-break/>Sprawdzenie aktualnego stanu leków w magazynie –<text:span text:style-name="T2"> Kierownik w każdej chwili może podejrzeć ilość leku na stanie apteki.</text:span></text:p>
          <text:p text:style-name="P8">Nie przewiduje się żadnych problemów.</text:p>
          <text:p text:style-name="P8"><text:s/></text:p>
        </text:list-item>
        <text:list-item>
          <text:p text:style-name="P6">Tworzenie konta dla nowego pracownika –<text:span text:style-name="T2"> Kierownik ustala login i początkowe hasło dla każdego nowego pracownika. Jest ono niezbędne do rozpoczęcia pracy nowego pracownika.</text:span></text:p>
          <text:p text:style-name="P8">Nie przewiduje się żadnych problemów.</text:p>
          <text:p text:style-name="P8"/>
        </text:list-item>
        <text:list-item>
          <text:p text:style-name="P6">Sprawdzenie którzy pracownicy są aktualnie zalogowani –<text:span text:style-name="T2"> pozwala na ustalenie który pracownik jest aktualnie w pracy oraz kogo nie ma, a powinien być.</text:span></text:p>
          <text:p text:style-name="P8"/>
        </text:list-item>
        <text:list-item>
          <text:p text:style-name="P6">Ustawianie grafiku pracowników –<text:span text:style-name="T2"> Kierownik ustala grafik pracy swoich pracowników. W przypadku zgłoszenia prośby o zmianę, może jej dokonać.</text:span></text:p>
          <text:p text:style-name="P6"><text:span text:style-name="T2"/></text:p>
        </text:list-item>
        <text:list-item>
          <text:p text:style-name="P6">Przyjęcie listy dostawy i dodanie do stanu leków w magazynie<text:span text:style-name="T2"> – Kierownik odbiera listę leków dostarczonych przez producenta i dodaje je do stanu leków w magazynie. </text:span></text:p>
        </text:list-item>
      </text:list>
      <text:p text:style-name="P1"/>
      <text:p text:style-name="P1"/>
      <text:p text:style-name="P1"/>
      <text:p text:style-name="P1">III. Wymagania Niefunkcjonalne</text:p>
      <text:p text:style-name="P1"/>
      <text:p text:style-name="P1"/>
      <text:list xml:id="list38135527" text:style-name="L3">
        <text:list-item>
          <text:p text:style-name="P10"><text:span text:style-name="T4">Każdy sprzedany lek zostaje dodany do statystyk pracownika –</text:span><text:span text:style-name="T3"> gdy lek zostaje sprzedany zostaje dopisany do listy sprzedanych. Pozwoli to na ustalenie wydajności pracownika.</text:span></text:p>
          <text:p text:style-name="P9"/>
        </text:list-item>
        <text:list-item>
          <text:p text:style-name="P10"><text:span text:style-name="T4">System umożliwia stworzenie zestawienia statystyk wszystkich pracowników –</text:span><text:span text:style-name="T3"> Celem tego działania jest ustalenie który z pracowników pracuje najbardziej wydatnie. Może się to okazać pomocne gdy trzeba będzie zwolnić jednego z pracowników.</text:span></text:p>
          <text:p text:style-name="P9"/>
        </text:list-item>
        <text:list-item>
          <text:p text:style-name="P10"><text:span text:style-name="T4">System umożliwia stworzenie zestawienia statystyk sprzedanych leków</text:span><text:span text:style-name="T3"> – Pozwoli to na ustalenie na które leki jest zapotrzebowanie i których leków powinno się zamawiać więcej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k </meta:initial-creator>
    <meta:creation-date>2012-11-13T12:20:02.18</meta:creation-date>
    <dc:date>2012-11-13T18:12:36.60</dc:date>
    <dc:creator>Zak </dc:creator>
    <meta:editing-duration>PT54M39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33" meta:word-count="562" meta:character-count="3740"/>
  </office:meta>
</office:document-meta>
</file>